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FA0000007F697A0440E6BEDDB8.jpg" manifest:media-type="image/jpeg"/>
  <manifest:file-entry manifest:full-path="Pictures/10000000000000FA00000083CDF5C660FC8288FC.jpg" manifest:media-type="image/jpeg"/>
  <manifest:file-entry manifest:full-path="Pictures/10000000000000FA000000892250CD774AE6FB26.jpg" manifest:media-type="image/jpeg"/>
  <manifest:file-entry manifest:full-path="Pictures/10000000000000FA000000880D0BC2A37D5E278F.jpg" manifest:media-type="image/jpeg"/>
  <manifest:file-entry manifest:full-path="Pictures/10000000000000FA000000868746BA6AE9CDDD86.jpg" manifest:media-type="image/jpeg"/>
  <manifest:file-entry manifest:full-path="Pictures/10000000000000FA0000007A8FAB92FDD11E6823.jpg" manifest:media-type="image/jpeg"/>
  <manifest:file-entry manifest:full-path="Pictures/10000000000000FA0000008A7C65011D3522A96E.jpg" manifest:media-type="image/jpeg"/>
  <manifest:file-entry manifest:full-path="Pictures/10000000000000FA00000082D0210801CC660B63.jpg" manifest:media-type="image/jpeg"/>
  <manifest:file-entry manifest:full-path="Pictures/10000000000000FA00000086076D299C9A9E942F.jpg" manifest:media-type="image/jpeg"/>
  <manifest:file-entry manifest:full-path="Pictures/10000000000000FA00000083A49E6C97A207A368.jpg" manifest:media-type="image/jpeg"/>
  <manifest:file-entry manifest:full-path="Pictures/10000000000000FA00000080BDC382D887D9457C.jpg" manifest:media-type="image/jpeg"/>
  <manifest:file-entry manifest:full-path="Pictures/10000000000000FA000000858F25BD556A206041.jpg" manifest:media-type="image/jpeg"/>
  <manifest:file-entry manifest:full-path="Pictures/10000000000000FA0000008186358C6BC2B1614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0398in" svg:y="0.1118in" svg:width="2.6043in" svg:height="1.3437in" draw:z-index="0"><draw:image xlink:href="Pictures/10000000000000FA0000008186358C6BC2B1614F.jpg" xlink:type="simple" xlink:show="embed" xlink:actuate="onLoad" draw:mime-type="image/jpeg"/></draw:frame><draw:frame draw:style-name="fr1" draw:name="Image2" text:anchor-type="char" svg:x="3.9016in" svg:y="0.0744in" svg:width="2.6043in" svg:height="1.3335in" draw:z-index="1"><draw:image xlink:href="Pictures/10000000000000FA00000080BDC382D887D9457C.jpg" xlink:type="simple" xlink:show="embed" xlink:actuate="onLoad" draw:mime-type="image/jpeg"/></draw:frame><draw:frame draw:style-name="fr1" draw:name="Image3" text:anchor-type="char" svg:x="0.0626in" svg:y="1.5472in" svg:width="2.6043in" svg:height="1.3646in" draw:z-index="2"><draw:image xlink:href="Pictures/10000000000000FA00000083A49E6C97A207A368.jpg" xlink:type="simple" xlink:show="embed" xlink:actuate="onLoad" draw:mime-type="image/jpeg"/></draw:frame><draw:frame draw:style-name="fr1" draw:name="Image4" text:anchor-type="char" svg:x="3.9457in" svg:y="1.5102in" svg:width="2.6043in" svg:height="1.3543in" draw:z-index="3"><draw:image xlink:href="Pictures/10000000000000FA00000082D0210801CC660B63.jpg" xlink:type="simple" xlink:show="embed" xlink:actuate="onLoad" draw:mime-type="image/jpeg"/></draw:frame><draw:frame draw:style-name="fr1" draw:name="Image5" text:anchor-type="char" svg:x="0.0846in" svg:y="2.9839in" svg:width="2.6043in" svg:height="1.3957in" draw:z-index="4"><draw:image xlink:href="Pictures/10000000000000FA000000868746BA6AE9CDDD86.jpg" xlink:type="simple" xlink:show="embed" xlink:actuate="onLoad" draw:mime-type="image/jpeg"/></draw:frame><draw:frame draw:style-name="fr1" draw:name="Image6" text:anchor-type="char" svg:x="3.9457in" svg:y="2.8638in" svg:width="2.6043in" svg:height="1.3957in" draw:z-index="5"><draw:image xlink:href="Pictures/10000000000000FA00000086076D299C9A9E942F.jpg" xlink:type="simple" xlink:show="embed" xlink:actuate="onLoad" draw:mime-type="image/jpeg"/></draw:frame><draw:frame draw:style-name="fr1" draw:name="Image7" text:anchor-type="char" svg:x="0.0701in" svg:y="4.4717in" svg:width="2.6043in" svg:height="1.4165in" draw:z-index="6"><draw:image xlink:href="Pictures/10000000000000FA000000880D0BC2A37D5E278F.jpg" xlink:type="simple" xlink:show="embed" xlink:actuate="onLoad" draw:mime-type="image/jpeg"/></draw:frame><draw:frame draw:style-name="fr1" draw:name="Image8" text:anchor-type="char" svg:x="3.9165in" svg:y="4.3807in" svg:width="2.6043in" svg:height="1.4272in" draw:z-index="7"><draw:image xlink:href="Pictures/10000000000000FA000000892250CD774AE6FB26.jpg" xlink:type="simple" xlink:show="embed" xlink:actuate="onLoad" draw:mime-type="image/jpeg"/></draw:frame><draw:frame draw:style-name="fr1" draw:name="Image9" text:anchor-type="char" svg:x="0.0846in" svg:y="6.0563in" svg:width="2.6043in" svg:height="1.3646in" draw:z-index="8"><draw:image xlink:href="Pictures/10000000000000FA00000083CDF5C660FC8288FC.jpg" xlink:type="simple" xlink:show="embed" xlink:actuate="onLoad" draw:mime-type="image/jpeg"/></draw:frame><draw:frame draw:style-name="fr1" draw:name="Image10" text:anchor-type="char" svg:x="3.939in" svg:y="5.8953in" svg:width="2.6043in" svg:height="1.4374in" draw:z-index="9"><draw:image xlink:href="Pictures/10000000000000FA0000008A7C65011D3522A96E.jpg" xlink:type="simple" xlink:show="embed" xlink:actuate="onLoad" draw:mime-type="image/jpeg"/></draw:frame><draw:frame draw:style-name="fr1" draw:name="Image11" text:anchor-type="char" svg:x="0.0547in" svg:y="7.4839in" svg:width="2.6043in" svg:height="1.2709in" draw:z-index="10"><draw:image xlink:href="Pictures/10000000000000FA0000007A8FAB92FDD11E6823.jpg" xlink:type="simple" xlink:show="embed" xlink:actuate="onLoad" draw:mime-type="image/jpeg"/></draw:frame><draw:frame draw:style-name="fr1" draw:name="Image12" text:anchor-type="char" svg:x="3.961in" svg:y="7.3319in" svg:width="2.6043in" svg:height="1.3854in" draw:z-index="11"><draw:image xlink:href="Pictures/10000000000000FA000000858F25BD556A206041.jpg" xlink:type="simple" xlink:show="embed" xlink:actuate="onLoad" draw:mime-type="image/jpeg"/></draw:frame><draw:frame draw:style-name="fr1" draw:name="Image13" text:anchor-type="char" svg:x="3.961in" svg:y="8.7165in" svg:width="2.6043in" svg:height="1.3228in" draw:z-index="12"><draw:image xlink:href="Pictures/10000000000000FA0000007F697A0440E6BEDDB8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ial Unicode MS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15:05:18.418730689</meta:creation-date>
    <meta:print-date>2023-06-06T15:09:46.241073128</meta:print-date>
    <dc:date>2023-06-06T15:09:59.671474963</dc:date>
    <meta:editing-duration>PT4M41S</meta:editing-duration>
    <meta:editing-cycles>1</meta:editing-cycles>
    <meta:document-statistic meta:table-count="0" meta:image-count="13" meta:object-count="0" meta:page-count="1" meta:paragraph-count="0" meta:word-count="0" meta:character-count="0" meta:non-whitespace-character-count="0"/>
    <meta:generator>LibreOffice/7.5.3.2$Linux_X86_64 LibreOffice_project/50$Build-2</meta:generator>
  </office:meta>
</office:document-meta>
</file>